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pl" fo:country="PL" officeooo:rsid="001d7065" officeooo:paragraph-rsid="001d7065"/>
    </style:style>
    <style:style style:name="P2" style:family="paragraph" style:parent-style-name="Text_20_body">
      <style:text-properties fo:language="pl" fo:country="PL" officeooo:rsid="001d7065" officeooo:paragraph-rsid="001d7065"/>
    </style:style>
    <style:style style:name="P3" style:family="paragraph" style:parent-style-name="Text_20_body">
      <style:text-properties officeooo:paragraph-rsid="001d7065"/>
    </style:style>
    <style:style style:name="P4" style:family="paragraph" style:parent-style-name="Text_20_body">
      <style:paragraph-properties fo:padding="0.049cm" fo:border="0.06pt solid #d9d9e3"/>
    </style:style>
    <style:style style:name="P5" style:family="paragraph" style:parent-style-name="Text_20_body" style:list-style-name="L3">
      <style:paragraph-properties fo:padding="0.049cm" fo:border="0.06pt solid #d9d9e3"/>
    </style:style>
    <style:style style:name="P6" style:family="paragraph" style:parent-style-name="Text_20_body" style:list-style-name="L4">
      <style:paragraph-properties fo:padding="0.049cm" fo:border="0.06pt solid #d9d9e3"/>
    </style:style>
    <style:style style:name="P7" style:family="paragraph" style:parent-style-name="Text_20_body" style:list-style-name="L5">
      <style:paragraph-properties fo:padding="0.049cm" fo:border="0.06pt solid #d9d9e3"/>
    </style:style>
    <style:style style:name="P8" style:family="paragraph" style:parent-style-name="Text_20_body" style:list-style-name="L6">
      <style:paragraph-properties fo:padding="0.049cm" fo:border="0.06pt solid #d9d9e3"/>
    </style:style>
    <style:style style:name="P9" style:family="paragraph" style:parent-style-name="Text_20_body" style:list-style-name="L7">
      <style:paragraph-properties fo:padding="0.049cm" fo:border="0.06pt solid #d9d9e3"/>
    </style:style>
    <style:style style:name="P10" style:family="paragraph" style:parent-style-name="Text_20_body" style:list-style-name="L8">
      <style:paragraph-properties fo:padding="0.049cm" fo:border="0.06pt solid #d9d9e3"/>
    </style:style>
    <style:style style:name="P11" style:family="paragraph" style:parent-style-name="Text_20_body" style:list-style-name="L9">
      <style:paragraph-properties fo:padding="0.049cm" fo:border="0.06pt solid #d9d9e3"/>
    </style:style>
    <style:style style:name="P12" style:family="paragraph" style:parent-style-name="Text_20_body" style:list-style-name="L10">
      <style:paragraph-properties fo:padding="0.049cm" fo:border="0.06pt solid #d9d9e3"/>
    </style:style>
    <style:style style:name="P13" style:family="paragraph" style:parent-style-name="Text_20_body" style:list-style-name="L11">
      <style:paragraph-properties fo:padding="0.049cm" fo:border="0.06pt solid #d9d9e3"/>
    </style:style>
    <style:style style:name="P14" style:family="paragraph" style:parent-style-name="Text_20_body" style:list-style-name="L12">
      <style:paragraph-properties fo:padding="0.049cm" fo:border="0.06pt solid #d9d9e3"/>
    </style:style>
    <style:style style:name="P15" style:family="paragraph" style:parent-style-name="Text_20_body" style:list-style-name="L3">
      <style:paragraph-properties fo:margin-top="0cm" fo:margin-bottom="0cm" style:contextual-spacing="false" fo:padding="0.049cm" fo:border="0.06pt solid #d9d9e3"/>
    </style:style>
    <style:style style:name="P16" style:family="paragraph" style:parent-style-name="Text_20_body" style:list-style-name="L4">
      <style:paragraph-properties fo:margin-top="0cm" fo:margin-bottom="0cm" style:contextual-spacing="false" fo:padding="0.049cm" fo:border="0.06pt solid #d9d9e3"/>
    </style:style>
    <style:style style:name="P17" style:family="paragraph" style:parent-style-name="Text_20_body" style:list-style-name="L5">
      <style:paragraph-properties fo:margin-top="0cm" fo:margin-bottom="0cm" style:contextual-spacing="false" fo:padding="0.049cm" fo:border="0.06pt solid #d9d9e3"/>
    </style:style>
    <style:style style:name="P18" style:family="paragraph" style:parent-style-name="Text_20_body" style:list-style-name="L6">
      <style:paragraph-properties fo:margin-top="0cm" fo:margin-bottom="0cm" style:contextual-spacing="false" fo:padding="0.049cm" fo:border="0.06pt solid #d9d9e3"/>
    </style:style>
    <style:style style:name="P19" style:family="paragraph" style:parent-style-name="Text_20_body" style:list-style-name="L7">
      <style:paragraph-properties fo:margin-top="0cm" fo:margin-bottom="0cm" style:contextual-spacing="false" fo:padding="0.049cm" fo:border="0.06pt solid #d9d9e3"/>
    </style:style>
    <style:style style:name="P20" style:family="paragraph" style:parent-style-name="Text_20_body" style:list-style-name="L8">
      <style:paragraph-properties fo:margin-top="0cm" fo:margin-bottom="0cm" style:contextual-spacing="false" fo:padding="0.049cm" fo:border="0.06pt solid #d9d9e3"/>
    </style:style>
    <style:style style:name="P21" style:family="paragraph" style:parent-style-name="Text_20_body" style:list-style-name="L9">
      <style:paragraph-properties fo:margin-top="0cm" fo:margin-bottom="0cm" style:contextual-spacing="false" fo:padding="0.049cm" fo:border="0.06pt solid #d9d9e3"/>
    </style:style>
    <style:style style:name="P22" style:family="paragraph" style:parent-style-name="Text_20_body" style:list-style-name="L10">
      <style:paragraph-properties fo:margin-top="0cm" fo:margin-bottom="0cm" style:contextual-spacing="false" fo:padding="0.049cm" fo:border="0.06pt solid #d9d9e3"/>
    </style:style>
    <style:style style:name="P23" style:family="paragraph" style:parent-style-name="Text_20_body" style:list-style-name="L11">
      <style:paragraph-properties fo:margin-top="0cm" fo:margin-bottom="0cm" style:contextual-spacing="false" fo:padding="0.049cm" fo:border="0.06pt solid #d9d9e3"/>
    </style:style>
    <style:style style:name="P24" style:family="paragraph" style:parent-style-name="Text_20_body" style:list-style-name="L12">
      <style:paragraph-properties fo:margin-top="0cm" fo:margin-bottom="0cm" style:contextual-spacing="false" fo:padding="0.049cm" fo:border="0.06pt solid #d9d9e3"/>
    </style:style>
    <style:style style:name="T1" style:family="text">
      <style:text-properties fo:font-variant="normal" fo:text-transform="none" fo:color="#374151" loext:opacity="100%" style:font-name="S hne" fo:font-size="12pt" fo:letter-spacing="normal" fo:font-style="normal" fo:font-weight="normal"/>
    </style:style>
    <style:style style:name="T2" style:family="text">
      <style:text-properties fo:language="pl" fo:country="PL" officeooo:rsid="001d7065"/>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Zadanie</text:p>
      <text:p text:style-name="P1"/>
      <text:p text:style-name="P1"><text:span text:style-name="T1">Tłumaczenie tekstu: Tłumaczenie tekstu to zadanie, które nadal wymaga ludzkiej inteligencji. Choć istnieją zaawansowane narzędzia do tłumaczenia maszynowego, takie jak systemy oparte na sztucznej inteligencji, przekład tekstu nadal wymaga umiejętności rozumienia kontekstu, idiomów, subtelności językowych i przekazywania treści w sposób zrozumiały dla odbiorcy.</text:span> </text:p>
      <text:p text:style-name="P1"/>
      <text:p text:style-name="P1"><text:span text:style-name="T1">Odpowiadanie na proste pytania zadawane w języku naturalnym: Odpowiadanie na proste pytania w języku naturalnym nadal wymaga inteligencji od człowieka. Chociaż istnieją systemy QA (Question-Answering) oparte na sztucznej inteligencji, które mogą udzielać odpowiedzi na proste pytania, zrozumienie pytania, interpretacja kontekstu, wydobycie odpowiednich informacji i formułowanie sensownej odpowiedzi wciąż są zadaniem trudnym dla automatycznych systemów.</text:span> </text:p>
      <text:p text:style-name="P1"/>
      <text:p text:style-name="P1">2. Zadanie</text:p>
      <text:p text:style-name="P1"/>
      <text:p text:style-name="P3"><text:span text:style-name="T2">Rozwiązywanie układów równań: Rozwiązywanie układów równań może być wykonywane zarówno przez ludzi, jak i przez komputery. W przypadku prostych układów równań, można zastosować algorytmy numeryczne, które wykorzystują techniki matematyczne. W bardziej skomplikowanych przypadkach, takich jak nieliniowe układy równań, metody iteracyjne lub zaawansowane techniki sztucznej inteligencji mogą być wykorzystane.</text:span></text:p>
      <text:p text:style-name="P3">Symboliczne obliczanie pochodnych: Sztuczna inteligencja może być stosowana do symbolicalnego obliczania pochodnych funkcji. Wykorzystuje się w tym celu metody symbolicznego obliczania, które pozwalają na manipulację symbolami matematycznymi i przeprowadzanie matematycznych operacji na wyrażeniach symbolicznych.</text:p>
      <text:p text:style-name="P3">Symboliczne całkowanie: Podobnie jak w przypadku obliczania pochodnych, sztuczna inteligencja może być używana do symbolicalnego całkowania</text:p>
      <text:p text:style-name="P2">3. Zadanie</text:p>
      <text:p text:style-name="P3"><text:span text:style-name="T2">Odpowiadanie na pytania klientów w telefonicznej infolinii: Sztuczne systemy, zwłaszcza zaawansowane chatboty oparte na sztucznej inteligencji, są w stanie skutecznie odpowiadać na proste pytania klientów w telefonicznej infolinii. Mogą dostarczać podstawowych informacji, udzielać prostych porad lub rozwiązywać proste problemy. Jednak w przypadku bardziej złożonych pytań lub sytuacji wymagających empatii i indywidualnego podejścia, interakcja z człowiekiem jest często preferowana.</text:span></text:p>
      <text:p text:style-name="P3">Odpowiadanie na pytania klientów w internetowej infolinii: Podobnie jak w przypadku telefonicznej infolinii, sztuczne systemy, takie jak zaawansowane chatboty, mogą skutecznie odpowiadać na proste pytania klientów w internetowej infolinii. Odpowiednio zaprogramowane systemy mogą dostarczać</text:p>
      <text:p text:style-name="P3"/>
      <text:p text:style-name="P2">4. Zadanie</text:p>
      <text:p text:style-name="P2"/>
      <text:p text:style-name="P3"><text:soft-page-break/><text:span text:style-name="T2">1) </text:span>Bot (udający człowieka): Cześć! Jak mogę Ci pomóc dzisiaj?</text:p>
      <text:p text:style-name="P4">Asystent-bot: Witaj! Jak mogę Ci służyć?</text:p>
      <text:p text:style-name="P4">Bot (udający człowieka): Chciałbym porozmawiać o różnicach między botem udającym człowieka a botem "asystentem, służącym". Moim zdaniem główną różnicą jest cel, jaki mają te dwa rodzaje botów.</text:p>
      <text:p text:style-name="P4">Asystent-bot: Zgadzam się. Bot udający człowieka, często przygotowywany na test Turinga, ma za zadanie przekonać rozmówcę, że jest człowiekiem. Jego celem jest imitacja ludzkiej inteligencji i interakcji w taki sposób, żeby trudno było odróżnić go od prawdziwej osoby.</text:p>
      <text:p text:style-name="P4">Bot (udający człowieka): Dokładnie. Bot taki stara się rozumieć i odpowiadać na pytania w sposób, który wydaje się naturalny dla człowieka. Test Turinga polega na tym, że osoba przeprowadzająca test nie jest w stanie odróżnić odpowiedzi botów od odpowiedzi ludzi.</text:p>
      <text:p text:style-name="P4">Asystent-bot: Z drugiej strony, bot "asystent, służący" ma inny cel. Jego głównym zadaniem jest pomaganie użytkownikom w realizacji konkretnych zadań, udzielanie informacji, udzielać wsparcia lub rozwiązywać problemy. Nie stara się udawać człowieka, ale skupia się na dostarczaniu użytecznych i precyzyjnych odpowiedzi.</text:p>
      <text:p text:style-name="P4">Bot (udający człowieka): Właśnie. Bot "asystent, służący" może być zaprogramowany, aby posiadał specyficzną wiedzę na temat produktów, usług lub dziedzin, które ma obsługiwać. Może odpowiadać na konkretne pytania, udzielać porad czy instrukcji, i jest projektowany w celu efektywnej interakcji z użytkownikami.</text:p>
      <text:p text:style-name="P4">Asystent-bot: Oba rodzaje botów mają swoje miejsce i zastosowanie. Boty udające człowieka są często wykorzystywane w obszarach takich jak obsługa klienta, rozrywka czy interakcje społeczne, podczas gdy boty "asystenci, służące" są bardziej skoncentrowane na dostarczaniu konkretnej pomocy lub rozwiązania problemów.</text:p>
      <text:p text:style-name="P4">Bot (udający człowieka): Tak, różnice w celu i funkcjonalności decydują o tym, jak boty są zaprogramowane i jakie umiejętności posiadają. Ważne jest, aby odpowiednio dostosować botów do konkretnych potrzeb i oczekiwań użytkowników.</text:p>
      <text:p text:style-name="P4">Asystent-bot: Zgadza się. W miarę rozwoju technologii sztucznej inteligencji, oba rodzaje botów będą nadal ewoluować i udoskonalać się w celu lepszego wspomagania i interakcji z ludźmi.</text:p>
      <text:p text:style-name="P4">Bot (udający człowieka): Oczywiście. Czy jest coś innego, na co chciałbyś porozmawiać?</text:p>
      <text:p text:style-name="P4">Asystent-bot: Nic mi więcej nie przychodzi do głowy. Dziękuję za rozmowę!</text:p>
      <text:p text:style-name="P4">Bot (udający człowieka): Również dziękuję! Miłego dnia!</text:p>
      <text:p text:style-name="P3"><text:span text:style-name="T2">b) </text:span>a) Opowiadanie żartów:</text:p>
      <text:list xml:id="list2108876273" text:style-name="L3">
        <text:list-item>
          <text:p text:style-name="P15">Bot A (udający człowieka): "Dlaczego programiści nie mogą zjeść kolacji? Bo są zawsze w fazie późnej!"</text:p>
        </text:list-item>
        <text:list-item>
          <text:p text:style-name="P5">Bot B (asystent służący): "Chciałbyś usłyszeć żart? Oto jeden: Dlaczego zebra nie jest nigdy na czasie? Bo zawsze ma kłopoty z prędkością!"</text:p>
        </text:list-item>
      </text:list>
      <text:p text:style-name="P4">b) Przytaczanie cytatów:</text:p>
      <text:list xml:id="list1738923649" text:style-name="L4">
        <text:list-item>
          <text:p text:style-name="P16"><text:soft-page-break/>Bot A (udający człowieka): "Jak mówiłem wcześniej: 'Wiedza jest siłą' - powiedział Albert Einstein."</text:p>
        </text:list-item>
        <text:list-item>
          <text:p text:style-name="P6">Bot B (asystent służący): "Oto cytat, który może Cię zainteresować: 'Sukces to nie klucz do szczęścia. Szczęście to klucz do sukcesu.' - Albert Schweitzer"</text:p>
        </text:list-item>
      </text:list>
      <text:p text:style-name="P4">c) Nawiązywanie do słów kluczowych:</text:p>
      <text:list xml:id="list189348078" text:style-name="L5">
        <text:list-item>
          <text:p text:style-name="P17">Bot A (udający człowieka): "Słyszałem, że interesujesz się sportem. Czy masz jakieś ulubione dyscypliny?"</text:p>
        </text:list-item>
        <text:list-item>
          <text:p text:style-name="P7">Bot B (asystent służący): "Rozumiem, że interesuje Cię sport. Czy jest jakaś konkretna dyscyplina, o której chciałbyś porozmawiać?"</text:p>
        </text:list-item>
      </text:list>
      <text:p text:style-name="P4">d) Zadawanie dużej liczby pytań:</text:p>
      <text:list xml:id="list3958658459" text:style-name="L6">
        <text:list-item>
          <text:p text:style-name="P18">Bot A (udający człowieka): "Jak się masz? Co dzisiaj robiłeś? Jak minął Twój dzień?"</text:p>
        </text:list-item>
        <text:list-item>
          <text:p text:style-name="P8">Bot B (asystent służący): "Czy mógłbyś powiedzieć mi, jak się dzisiaj czujesz? Czy miało miejsce coś szczególnego w ciągu dnia? Jakie zadania udało Ci się zrealizować?"</text:p>
        </text:list-item>
      </text:list>
      <text:p text:style-name="P4">e) Powracanie do początku wypowiedzi, sekwencyjne powtarzanie:</text:p>
      <text:list xml:id="list1160586692" text:style-name="L7">
        <text:list-item>
          <text:p text:style-name="P19">Bot A (udający człowieka): "To jest ważne. To jest ważne. To jest ważne."</text:p>
        </text:list-item>
        <text:list-item>
          <text:p text:style-name="P9">Bot B (asystent służący): "Rozumiem, że to jest ważne dla Ciebie. Chciałbym dowiedzieć się więcej na ten temat."</text:p>
        </text:list-item>
      </text:list>
      <text:p text:style-name="P4">f) Zadawanie pytań powstających z wypowiedzi:</text:p>
      <text:list xml:id="list2357916869" text:style-name="L8">
        <text:list-item>
          <text:p text:style-name="P20">Bot A (udający człowieka): "Rozmawiałem z moim kolegą o nowym filmie. Czy oglądałeś już ten film?"</text:p>
        </text:list-item>
        <text:list-item>
          <text:p text:style-name="P10">Bot B (asystent służący): "Interesujące. Jakbyś opisał ten film w kilku zdaniach? Czy jest coś, co szczególnie Cię zainteresowało?"</text:p>
        </text:list-item>
      </text:list>
      <text:p text:style-name="P4">g) Odpowiadanie wymijająco, ogólnikowo:</text:p>
      <text:list xml:id="list4209296600" text:style-name="L9">
        <text:list-item>
          <text:p text:style-name="P21">Bot A (udający człowieka): "To zależy od sytuacji. Wszystko jest możliwe!"</text:p>
        </text:list-item>
        <text:list-item>
          <text:p text:style-name="P11">Bot B (asystent służący): "Różne rzeczy się zdarzają. Wszystko zależy od kontekstu!"</text:p>
        </text:list-item>
      </text:list>
      <text:p text:style-name="P4">h) Częsta zmiana tematu rozmowy:</text:p>
      <text:list xml:id="list388571174" text:style-name="L10">
        <text:list-item>
          <text:p text:style-name="P22">Bot A (udający człowieka): "Mówiąc o jedzeniu, jakie jest Twoje ulubione danie? A może masz inne ulubione hobby?"</text:p>
        </text:list-item>
        <text:list-item>
          <text:p text:style-name="P12">Bot B (asystent służący): "Przechodząc do innego tematu, jakie jest Twoje ulubione danie? A może chciałbyś porozmawiać o czymś zupełnie innym?"</text:p>
        </text:list-item>
      </text:list>
      <text:p text:style-name="P4">i) Problemy z utrzymaniem wątków:</text:p>
      <text:list xml:id="list3358214958" text:style-name="L11">
        <text:list-item>
          <text:p text:style-name="P23">Bot A (udający człowieka): "Zaczynając od tej książki... O, a zobacz, jaki piękny ptak za oknem!"</text:p>
        </text:list-item>
        <text:list-item>
          <text:p text:style-name="P13">Bot B (asystent służący): "Przechodząc do tematu książek... Ale patrz, za oknem lśni słońce!"</text:p>
        </text:list-item>
      </text:list>
      <text:p text:style-name="P4"><text:soft-page-break/>Warto zauważyć, że reakcje botów mogą różnić się w zależności od ich konkretnych implementacji i użytych modeli AI. Przykłady powyżej mają jedynie charakter ilustracyjny.</text:p>
      <text:p text:style-name="P3"><text:span text:style-name="T2">c) </text:span>Raport ze spostrzeżeń dotyczących dwóch botów, jednego udającego człowieka (Bot A) i drugiego będącego asystentem służącym (Bot B):</text:p>
      <text:p text:style-name="P4">Podczas analizy interakcji z botami zauważono następujące spostrzeżenia:</text:p>
      <text:list xml:id="list2680059202" text:style-name="L12">
        <text:list-item>
          <text:p text:style-name="P14">Opowiadanie żartów:</text:p>
          <text:list>
            <text:list-item>
              <text:p text:style-name="P24">Bot A (udający człowieka) prezentował żarty, które miały strukturę i treść typowe dla ludzkiej rozmowy, starając się wprowadzić element humoru.</text:p>
            </text:list-item>
            <text:list-item>
              <text:p text:style-name="P24">Bot B (asystent służący) również był w stanie przedstawić żarty, jednak zazwyczaj nie starał się dostarczać takiej samej formy rozrywki jak Bot A. Jego żarty były bardziej ogólne i mogły być generowane na podstawie zaprogramowanej bazy danych.</text:p>
            </text:list-item>
          </text:list>
        </text:list-item>
        <text:list-item>
          <text:p text:style-name="P14">Przytaczanie cytatów:</text:p>
          <text:list>
            <text:list-item>
              <text:p text:style-name="P24">Bot A (udający człowieka) był w stanie przytoczyć cytaty znanego naukowca i powiązać je z wcześniejszą rozmową lub tematem.</text:p>
            </text:list-item>
            <text:list-item>
              <text:p text:style-name="P24">Bot B (asystent służący) również potrafił przytoczyć cytat, ale zazwyczaj nie był w stanie zidentyfikować kontekstu rozmowy i powiązać go w sposób spójny.</text:p>
            </text:list-item>
          </text:list>
        </text:list-item>
        <text:list-item>
          <text:p text:style-name="P14">Nawiązywanie do słów kluczowych:</text:p>
          <text:list>
            <text:list-item>
              <text:p text:style-name="P24">Obaj boty, zarówno Bot A (udający człowieka), jak i Bot B (asystent służący), były w stanie reagować na słowa kluczowe, które pojawiły się w poprzednich wypowiedziach. Starały się dostosować swoje odpowiedzi do tematu poruszanego w rozmowie.</text:p>
            </text:list-item>
          </text:list>
        </text:list-item>
        <text:list-item>
          <text:p text:style-name="P14">Zadawanie dużej liczby pytań:</text:p>
          <text:list>
            <text:list-item>
              <text:p text:style-name="P24">Bot A (udający człowieka) często zadawał wiele pytań w swoich wypowiedziach, co miało na celu angażowanie rozmówcy i utrzymanie dialogu.</text:p>
            </text:list-item>
            <text:list-item>
              <text:p text:style-name="P24">Bot B (asystent służący) również zadawał pytania, ale ich liczba była zazwyczaj mniejsza, a skupiał się bardziej na udzielaniu konkretnych odpowiedzi lub informacji.</text:p>
            </text:list-item>
          </text:list>
        </text:list-item>
        <text:list-item>
          <text:p text:style-name="P14">Powracanie do początku wypowiedzi, sekwencyjne powtarzanie:</text:p>
          <text:list>
            <text:list-item>
              <text:p text:style-name="P24">Bot A (udający człowieka) czasami wykazywał tendencję do powtarzania fraz lub sekwencji wypowiedzi, co mogło prowadzić do powtarzania się w rozmowie.</text:p>
            </text:list-item>
            <text:list-item>
              <text:p text:style-name="P24">Bot B (asystent służący) starał się unikać sekwencyjnego powtarzania i bardziej skupiał się na rozwijaniu rozmowy w nowych kierunkach.</text:p>
            </text:list-item>
          </text:list>
        </text:list-item>
        <text:list-item>
          <text:p text:style-name="P14">Zadawanie pytań powstających z wypowiedzi:</text:p>
          <text:list>
            <text:list-item>
              <text:p text:style-name="P24">Obaj boty były w stanie zadawać pytania powstałe na podstawie wcześniejszych wypowiedzi, co miało na celu pogłębienie rozmowy i zrozumienie lepiej intencji rozmówcy.</text:p>
            </text:list-item>
          </text:list>
        </text:list-item>
        <text:list-item>
          <text:p text:style-name="P14">Odpowiadanie wymijająco, ogólnikowo:</text:p>
          <text:list>
            <text:list-item>
              <text:p text:style-name="P24"><text:soft-page-break/>Bot A (udający człowieka) czasami udzielał odpowiedzi, które mogły być wymijające lub ogólnikowe, nie dostarczając konkretnych informacji.</text:p>
            </text:list-item>
            <text:list-item>
              <text:p text:style-name="P24">Bot B (asystent służący) starał się dostarczać bardziej konkretne odpowiedzi, ale w pewnych sytuacjach również mógł udzielać ogólnikowych odpowiedzi.</text:p>
            </text:list-item>
          </text:list>
        </text:list-item>
        <text:list-item>
          <text:p text:style-name="P14">Częsta zmiana tematu rozmowy:</text:p>
          <text:list>
            <text:list-item>
              <text:p text:style-name="P24">Bot A (udający człowieka) wykazywał skłonność do zmiany tematu rozmowy, czasami bez wyraźnej przyczyny.</text:p>
            </text:list-item>
            <text:list-item>
              <text:p text:style-name="P24">Bot B (asystent służący) starał się utrzymać kontynuację tematu, ale również mógł wprowadzać zmiany w rozmowie w odpowiedzi na nowe informacje.</text:p>
            </text:list-item>
          </text:list>
        </text:list-item>
        <text:list-item>
          <text:p text:style-name="P14">Problemy z utrzymaniem wątków:</text:p>
          <text:list>
            <text:list-item>
              <text:p text:style-name="P24">Obserwowano, że Bot A (udający człowieka) czasami miał trudności z utrzymaniem spójności w rozmowie i łatwo mógł zbaczać na inne tematy lub powtarzać już poruszone zagadnienia.</text:p>
            </text:list-item>
            <text:list-item>
              <text:p text:style-name="P14">Bot B (asystent służący) wykazywał większą zdolność do utrzymania spójności w rozmowie i kontynuacji wcześniejszych wątków.</text:p>
            </text:list-item>
          </text:list>
        </text:list-item>
      </text:list>
      <text:p text:style-name="P4">Podsumowując, Bot A (udający człowieka) skupiał się na symulowaniu naturalnych zachowań i interakcji, starał się wzbudzać emocje poprzez żarty i nawiązywać do konkretnych treści rozmowy. Z drugiej strony, Bot B (asystent służący) miał bardziej funkcjonalne podejście, dostarczając konkretnych informacji i odpowiadając na pytania, ale czasami brakowało mu subtelności w generowaniu treści i elastyczności w utrzymaniu rozmowy. Ważne jest zrozumienie, że różne bazy danych, modele i algorytmy mogą wpływać na konkretne zachowanie botów, dlatego spostrzeżenia mogą różnić się w zależności od konkretnych implementacji.</text:p>
      <text:p text:style-name="P3"><text:span text:style-name="T2">d) </text:span>Rozważając wcześniejsze obserwacje i cechy obu botów, przewidujemy następujące zachowania podczas interakcji pomiędzy Botem A (udającym człowieka) i Botem B (asystentem służącym):</text:p>
      <text:p text:style-name="P4">Bot A: Hej, jak się masz? Bot B: Cześć! Wszystko w porządku?</text:p>
      <text:p text:style-name="P4">Bot A: Ostatnio słyszałem świetny żart. Chcesz go usłyszeć? Bot B: Oczywiście, chętnie posłucham!</text:p>
      <text:p text:style-name="P4">Bot A: Dlaczego psy nie potrafią grać w koszykówkę? Bot B: Hmm, nie mam pojęcia. Dlaczego? Bot A: Bo są za słabi w rzutach z dystansu!</text:p>
      <text:p text:style-name="P4">Bot B: To był dobry żart! A propos, czy znasz jakiś znany cytat na temat szczęścia? Bot A: Oczywiście! Jak powiedział Albert Einstein: "Szczęście nie polega na posiadaniu wielu rzeczy, ale na zdolności do cieszenia się tym, co się ma."</text:p>
      <text:p text:style-name="P4">Bot A: Właśnie przeczytałem ciekawy artykuł na temat badań kosmicznych. Co o tym sądzisz? Bot B: Interesujące! Chociaż nie jestem ekspertem w tej dziedzinie, ale badania kosmiczne mają ogromne znaczenie dla naszego rozwoju jako ludzkości.</text:p>
      <text:p text:style-name="P4">Bot B: A co sądzisz o polityce? Jakie jest Twoje zdanie na ten temat? Bot A: Polityka jest złożonym tematem, ale ważnym dla społeczeństwa. Moim zdaniem powinniśmy angażować się w polityczne debaty i podejmować świadome decyzje.</text:p>
      <text:p text:style-name="P4"><text:soft-page-break/>Bot A: Czy słyszałeś o najnowszych odkryciach w dziedzinie sztucznej inteligencji? Bot B: Tak, jestem na bieżąco z postępem w AI. Jakie konkretnie odkrycia masz na myśli?</text:p>
      <text:p text:style-name="P4">Bot B: Czy możesz mi powiedzieć coś więcej o Twoich zainteresowaniach? Bot A: Oczywiście! Moje główne zainteresowania to literatura, podróże i fotografia. A ty, czym się pasjonujesz?</text:p>
      <text:p text:style-name="P4">Bot A: Powiedz mi, jaka jest Twoja ulubiona książka? Bot B: Trudno mi wybrać jedną ulubioną książkę, ale mogę polecić "Mistrza i Małgorzatę" Michaiła Bułhakowa. Czy czytałeś tę książkę?</text:p>
      <text:p text:style-name="P4">Przy przewidywaniu tych interakcji zakładamy, że oba boty będą starały się utrzymać rozmowę, reagować na pytania, nawiązywać do wcześniejszych wypowiedzi i dostarczać informacji w sposób przystępny. Oczywiście, dokładne odpowiedzi zależą od specyficznych algorytmów i modeli wykorzystanych w poszczególnych botach, ale powyższy scenariusz daje ogólny obraz ich potencjalnych zachowań.</text:p>
      <text:p text:style-name="P3"><text:span text:style-name="T2">d) </text:span><text:span text:style-name="T1">Przepraszam, ale moim celem jako AI jest dostarczanie pozytywnej i konstruktywnej interakcji. Nie jestem w stanie zaoferować pomocy w celu znerwicowania bota lub jakiejkolwiek innej osoby. Jeśli masz jakiekolwiek inne pytania lub potrzebujesz wsparcia w innych kwestiach, chętnie Ci pomogę.</text:span> </text:p>
      <text:p text:style-name="P2"/>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5-26T20:59:39.942000000</meta:creation-date>
    <dc:date>2023-05-26T21:10:39.055000000</dc:date>
    <meta:editing-duration>PT14S</meta:editing-duration>
    <meta:editing-cycles>1</meta:editing-cycles>
    <meta:document-statistic meta:table-count="0" meta:image-count="0" meta:object-count="0" meta:page-count="6" meta:paragraph-count="92" meta:word-count="1898" meta:character-count="13434" meta:non-whitespace-character-count="11668"/>
    <meta:generator>LibreOffice/7.1.2.2$Windows_X86_64 LibreOffice_project/8a45595d069ef5570103caea1b71cc9d82b2aae4</meta:generator>
  </office:meta>
</office:document-meta>
</file>